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text-align="start" style:justify-single-word="false"/>
      <style:text-properties style:font-name="Liberation Mono" fo:font-size="14pt" fo:font-weight="normal" officeooo:rsid="001bf863" officeooo:paragraph-rsid="001fa242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.05in" fo:margin-bottom="0in" style:contextual-spacing="false" fo:text-align="start" style:justify-single-word="false"/>
      <style:text-properties style:font-name="Liberation Mono" fo:font-size="12pt" fo:font-weight="normal" officeooo:rsid="001bf863" officeooo:paragraph-rsid="001bf863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05in" fo:margin-bottom="0in" style:contextual-spacing="false" fo:text-align="start" style:justify-single-word="false"/>
      <style:text-properties style:font-name="Liberation Mono" fo:font-size="12pt" fo:font-weight="normal" officeooo:rsid="001bf863" officeooo:paragraph-rsid="001fa2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05in" fo:margin-bottom="0in" style:contextual-spacing="false" fo:text-align="start" style:justify-single-word="false"/>
      <style:text-properties style:font-name="Liberation Mono" fo:font-size="12pt" fo:font-weight="normal" officeooo:rsid="00211590" officeooo:paragraph-rsid="001fa242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05in" fo:margin-bottom="0in" style:contextual-spacing="false" fo:text-align="start" style:justify-single-word="false"/>
      <style:text-properties style:font-name="Liberation Mono" fo:font-size="12pt" fo:font-style="normal" fo:font-weight="normal" officeooo:rsid="001bf863" officeooo:paragraph-rsid="001fa24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top="0.05in" fo:margin-bottom="0in" style:contextual-spacing="false" fo:text-align="start" style:justify-single-word="false"/>
      <style:text-properties fo:font-size="20pt" fo:font-weight="bold" officeooo:rsid="001bf863" officeooo:paragraph-rsid="001bf863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top="0.05in" fo:margin-bottom="0in" style:contextual-spacing="false" fo:text-align="start" style:justify-single-word="false"/>
      <style:text-properties style:text-position="0% 100%" style:font-name="Liberation Mono" fo:font-size="14pt" fo:font-weight="normal" officeooo:rsid="001bf863" officeooo:paragraph-rsid="001fa242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top="0.05in" fo:margin-bottom="0in" style:contextual-spacing="false" fo:text-align="start" style:justify-single-word="false"/>
      <style:text-properties style:text-position="0% 100%" style:font-name="Liberation Mono" fo:font-size="14pt" fo:font-weight="normal" officeooo:rsid="001fa242" officeooo:paragraph-rsid="001fa242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top="0.05in" fo:margin-bottom="0in" style:contextual-spacing="false" fo:text-align="start" style:justify-single-word="false"/>
      <style:text-properties style:text-position="0% 100%" style:font-name="Liberation Mono" fo:font-size="14pt" fo:font-weight="normal" officeooo:rsid="00211590" officeooo:paragraph-rsid="00211590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top="0.05in" fo:margin-bottom="0in" style:contextual-spacing="false" fo:text-align="start" style:justify-single-word="false"/>
      <style:text-properties style:text-position="0% 100%" style:font-name="Liberation Mono" fo:font-size="12pt" fo:font-weight="normal" officeooo:rsid="00211590" officeooo:paragraph-rsid="00211590" style:font-size-asian="12pt" style:font-weight-asian="normal" style:font-size-complex="12pt" style:font-weight-complex="normal"/>
    </style:style>
    <style:style style:name="P11" style:family="paragraph" style:parent-style-name="Title">
      <style:paragraph-properties fo:margin-top="0.05in" fo:margin-bottom="0in" style:contextual-spacing="false" fo:text-align="start" style:justify-single-word="false"/>
      <style:text-properties fo:font-size="20pt" style:font-size-asian="20pt" style:font-size-complex="20pt"/>
    </style:style>
    <style:style style:name="P12" style:family="paragraph" style:parent-style-name="Title" style:master-page-name="">
      <loext:graphic-properties draw:fill="none"/>
      <style:paragraph-properties fo:margin-left="0in" fo:margin-right="0in" fo:margin-top="0.05in" fo:margin-bottom="0in" style:contextual-spacing="false" fo:text-align="start" style:justify-single-word="false" fo:text-indent="0in" style:auto-text-indent="false" style:page-number="auto" fo:background-color="transparent" fo:keep-with-next="always"/>
      <style:text-properties fo:font-size="20pt" style:font-size-asian="20pt" style:font-size-complex="20pt"/>
    </style:style>
    <style:style style:name="T1" style:family="text">
      <style:text-properties fo:font-size="12pt" officeooo:rsid="001bf863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c253" style:font-size-asian="12pt" style:font-size-complex="12pt"/>
    </style:style>
    <style:style style:name="T4" style:family="text">
      <style:text-properties fo:font-size="12pt" officeooo:rsid="001fa242" style:font-size-asian="12pt" style:font-size-complex="12pt"/>
    </style:style>
    <style:style style:name="T5" style:family="text">
      <style:text-properties fo:font-size="12pt" officeooo:rsid="00211590" style:font-size-asian="12pt" style:font-size-complex="12pt"/>
    </style:style>
    <style:style style:name="T6" style:family="text">
      <style:text-properties officeooo:rsid="001dc253"/>
    </style:style>
    <style:style style:name="T7" style:family="text">
      <style:text-properties officeooo:rsid="001fa242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fa242"/>
    </style:style>
    <style:style style:name="T10" style:family="text">
      <style:text-properties style:text-position="super 58%" officeooo:rsid="00211590"/>
    </style:style>
    <style:style style:name="T11" style:family="text">
      <style:text-properties style:text-position="super 58%" fo:font-size="12pt" officeooo:rsid="001fa242" style:font-size-asian="12pt" style:font-size-complex="12pt"/>
    </style:style>
    <style:style style:name="T12" style:family="text">
      <style:text-properties style:text-position="super 58%" fo:font-size="12pt" officeooo:rsid="00211590" style:font-size-asian="12pt" style:font-size-complex="12pt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1fa242"/>
    </style:style>
    <style:style style:name="T15" style:family="text">
      <style:text-properties style:text-position="0% 100%" officeooo:rsid="00211590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style:text-position="0% 100%" fo:font-style="italic" officeooo:rsid="00211590" style:font-style-asian="italic" style:font-style-complex="italic"/>
    </style:style>
    <style:style style:name="T18" style:family="text">
      <style:text-properties style:text-position="0% 100%" fo:font-size="12pt" officeooo:rsid="001fa242" style:font-size-asian="12pt" style:font-size-complex="12pt"/>
    </style:style>
    <style:style style:name="T19" style:family="text">
      <style:text-properties style:text-position="0% 100%" fo:font-size="12pt" officeooo:rsid="00211590" style:font-size-asian="12pt" style:font-size-complex="12pt"/>
    </style:style>
    <style:style style:name="T20" style:family="text">
      <style:text-properties officeooo:rsid="002115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tyczny totalitaryżm. <text:tab/><text:tab/><text:tab/><text:tab/><text:tab/><text:span text:style-name="T1">Kazimir Shkirtovsky</text:span></text:p>
      <text:p text:style-name="P11">Doświadczenie autora życia w dystopii.</text:p>
      <text:p text:style-name="P6"/>
      <text:p text:style-name="P2"><text:tab/>Urodziłem się na Białorusi w 2002 roku, mieszkalem tam, z niewielką przerwą na życie w Moskwie, przez 18 lat do początku masowych represji politycznych, często jeździł do przygranicznych miast obwodu Smoleńskiego. Tak więc, od września 2020 mieszkam w Polsce ze statusem ochrony uzupełniającej wydanym z powodów politycznych.</text:p>
      <text:p text:style-name="P2">Dlaczego to napisałem? Oczuwiszcie dlatego żeby powiedżieć jak żyją ludzi w korporacyjnym państwie: gdzie “nasi” otrzymają prawa, a “reszta” obowiązki; gdzie cele „naszych” uświęcają środki „reszty”, gdzie wszyscy są równi, ale ktoś jest równiejszy. Rok “1984” George Orwella na końcach rzęs.</text:p>
      <text:p text:style-name="P2"/>
      <text:p text:style-name="P1"><text:span text:style-name="T2"><text:tab/></text:span><text:span text:style-name="T3">B</text:span><text:span text:style-name="T2">ędąc w </text:span><text:span text:style-name="T3">panstwach zachodniego swiatu, podobnych do pańsw Unii Europejską, Stanów Zjednoczonych, Wielkiej Brytanii czy Szwajcarii ludzi dyskutują o etyczności zwięksienia przychodów tam, gdzie automatyzacja, outsoursing procesów w kraje z tańszą siłą roboczej </text:span><text:span text:style-name="T4">zabiera u ludzi pracę, w panstwach totalitarnych etyczność jest narzędziem uzurpacji władzy. Totalitarna władza może liczyć <text:s/>nieetycznym to, co jej wszgłedem może grozić zakończeniem uzurpacji. Rosja periodu Putina może pozbawić wolności <text:s/>człowieka, </text:span><text:span text:style-name="T5">pana Sokołowskiego</text:span><text:span text:style-name="T4"> na 3.5 roku który grał w świątyni w mobilnej grze Pokemon Go</text:span><text:a xlink:type="simple" xlink:href="https://www.bbc.com/russian/features-39717924" text:style-name="Internet_20_link" text:visited-style-name="Visited_20_Internet_20_Link"><text:span text:style-name="T11">[1]</text:span></text:a><text:span text:style-name="T11"> </text:span><text:span text:style-name="T18">argumentujе to “ekstremizmem, obrazą uczuć wierzących i nielegalnym obrotem pieniędzmi”, ale to samo państwo, z tą samą władzą nie będzie nic robić z człowiekiem, który powiedział </text:span><text:span text:style-name="T19">na telewizji</text:span><text:span text:style-name="T18">, że “trzeba „topić” i „palić” dzieci na Ukrainie, które sprzeciwiają się Rosji”</text:span><text:a xlink:type="simple" xlink:href="https://meduza.io/feature/2022/10/24/anton-krasovskiy-zayavil-v-efire-rt-chto-nuzhno-topit-i-zhech-russkih-detey-v-ukraine-kotorye-vystupayut-protiv-rossii" text:style-name="Internet_20_link" text:visited-style-name="Visited_20_Internet_20_Link"><text:span text:style-name="T11">[2]</text:span></text:a><text:span text:style-name="T18">.</text:span><text:span text:style-name="T11"> </text:span></text:p>
      <text:p text:style-name="P1"><text:span text:style-name="T18">“Cel uświęca środki”, </text:span><text:span text:style-name="T19">takimi słowami Machiavelli można powiedzieć w takich przypadkach.</text:span><text:span text:style-name="T18"> </text:span><text:span text:style-name="T19">W</text:span><text:span text:style-name="T18"> pierwszym przypadku </text:span><text:span text:style-name="T19">nawet jeśli pan Sokołowski złoży pozew w Europejskiwła Trybunal Praw Człowieka wyniesie decyzję</text:span><text:a xlink:type="simple" xlink:href="https://www.kommersant.ru/doc/4400251" text:style-name="Internet_20_link" text:visited-style-name="Visited_20_Internet_20_Link"><text:span text:style-name="T12">[3]</text:span></text:a><text:span text:style-name="T19"> że sprawa jest polityczną I była nie jest sprawiedliwą, wszystko co zrobi panstwo to zapłaci pieniędzami panu Sokołowiskiemu za strach przed drobnymi formalnymi działaniami wsród Rosjan. W drugim przypadku dziennikarź dehumanizuje ukraińskich dzieci, podobnie propagandzie III Rzeszy, dla rekrutacji nowych ludzi w wojsko przeciw Ukrainy. Faktyczne, autorytaryzm tworze\rozburźa normy etyczne dla osiągnięcia celów dotyczących pieniędzy, nawet jeśli to nie wydłąda etyczne i\lub humanistyczne.</text:span></text:p>
      <text:p text:style-name="P1"><text:soft-page-break/><text:span text:style-name="T19"><text:tab/>A co tam na Białorusi? Faktycznie, niemożliwe powiedzieć że tryb Łukaszenko zaczął się z budowania cenzury, orientowaniu władzy na policję i zabójstw dziennikarzy, biznesmenów i polityków</text:span><text:a xlink:type="simple" xlink:href="https://charter97.org/ru/news/2019/9/17/348653/" text:style-name="Internet_20_link" text:visited-style-name="Visited_20_Internet_20_Link"><text:span text:style-name="T12">[4]</text:span></text:a><text:span text:style-name="T19">; ten tryb nigdy nie był humanistycznym, wydawał pieniądze na ochronę siebie. W </text:span><text:a xlink:type="simple" xlink:href="https://charter97.org/ru/news/2020/8/20/390262/" text:style-name="Internet_20_link" text:visited-style-name="Visited_20_Internet_20_Link"><text:span text:style-name="T19">tym</text:span></text:a><text:span text:style-name="T12">[5]</text:span><text:span text:style-name="T19"> artykułu są historie o tym, jak ludzi, opirują przeciw dyktatury, jaka przemocniaje ludzi, tworzą dobro i podstawy etyczności w kraju z nieetyczną władza, ludzi opisują to tak:</text:span></text:p>
      <text:p text:style-name="P3"><text:span text:style-name="T15"><text:tab/></text:span><text:span text:style-name="T17">“Kiedy wychodziłam, chciało mi się płakać. Nie przez to, przez co przeszłam, ale przez wspaniałych wolontariuszy. Przed nami było prawdziwe miasto namiotowe. Zapewnili wszystko: jedzenie, wodę, papierosy, koce, psychologów. „Walczyli” o wiarę wyzwolonego domu. Jestem dumny, że należę do tego samego narodu, co oni, ale naprawdę zrobiłbym to samo na ich miejscu.”</text:span></text:p>
      <text:p text:style-name="P5"><text:span text:style-name="T15"><text:tab/>Przykłady z Rosji i Białorusi ilustrują, jak autorytarne reżimy stosują nieetyczne środki w celu utrzymania kontroli i tłumienia sprzeciwu. Uwięzienie pana Sokołowskiego za grę w kościele i dehumanizacja ukraińskich dzieci przez dziennikarza są dobitnym przypomnieniem erozji norm etycznych w dążeniu do celów politycznych, jako przemoć białorusinów podczas protestów.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10">Źródła:</text:p>
      <text:p text:style-name="P7"><text:span text:style-name="T4">1: </text:span><text:a xlink:type="simple" xlink:href="https://www.bbc.com/russian/features-39717924" text:style-name="Internet_20_link" text:visited-style-name="Visited_20_Internet_20_Link"><text:span text:style-name="T4">https://www.bbc.com/russian/features-39717924</text:span></text:a></text:p>
      <text:p text:style-name="P8"><text:span text:style-name="T2">2: </text:span><text:a xlink:type="simple" xlink:href="https://meduza.io/feature/2022/10/24/anton-krasovskiy-zayavil-v-efire-rt-chto-nuzhno-topit-i-zhech-russkih-detey-v-ukraine-kotorye-vystupayut-protiv-rossii" text:style-name="Internet_20_link" text:visited-style-name="Visited_20_Internet_20_Link"><text:span text:style-name="T2">https://meduza.io/feature/2022/10/24/anton-krasovskiy-zayavil-v-efire-rt-chto-nuzhno-topit-i-zhech-russkih-detey-v-ukraine-kotorye-vystupayut-protiv-rossii</text:span></text:a><text:span text:style-name="T2"> </text:span></text:p>
      <text:p text:style-name="P9"><text:span text:style-name="T2">3: </text:span><text:a xlink:type="simple" xlink:href="https://www.kommersant.ru/doc/4400251" text:style-name="Internet_20_link" text:visited-style-name="Visited_20_Internet_20_Link"><text:span text:style-name="T2">https://www.kommersant.ru/doc/4400251</text:span></text:a><text:span text:style-name="T2"> </text:span></text:p>
      <text:p text:style-name="P9"><text:span text:style-name="T2">4: </text:span><text:a xlink:type="simple" xlink:href="https://charter97.org/ru/news/2019/9/17/348653/" text:style-name="Internet_20_link" text:visited-style-name="Visited_20_Internet_20_Link"><text:span text:style-name="T2">https://charter97.org/ru/news/2019/9/17/348653/</text:span></text:a></text:p>
      <text:p text:style-name="P9"><text:span text:style-name="T2">5: </text:span><text:a xlink:type="simple" xlink:href="https://charter97.org/ru/news/2020/8/20/390262/" text:style-name="Internet_20_link" text:visited-style-name="Visited_20_Internet_20_Link"><text:span text:style-name="T2">https://charter97.org/ru/news/2020/8/20/390262/</text:span></text:a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7:35:16.386646020</meta:creation-date>
    <dc:date>2023-06-14T21:30:56.130849614</dc:date>
    <meta:editing-duration>PT3H55M39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15" meta:word-count="483" meta:character-count="3817" meta:non-whitespace-character-count="3333"/>
  </office:meta>
</office:document-meta>
</file>